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7254" officeooo:paragraph-rsid="00187254" style:font-weight-asian="bold" style:font-weight-complex="bold"/>
    </style:style>
    <style:style style:name="P2" style:family="paragraph" style:parent-style-name="Standard">
      <style:text-properties fo:font-weight="normal" officeooo:rsid="00187254" officeooo:paragraph-rsid="00187254" style:font-weight-asian="normal" style:font-weight-complex="normal"/>
    </style:style>
    <style:style style:name="P3" style:family="paragraph" style:parent-style-name="Standard">
      <style:text-properties fo:font-weight="normal" officeooo:rsid="0018d9e1" officeooo:paragraph-rsid="0018d9e1" style:font-weight-asian="normal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officeooo:rsid="001a444b" officeooo:paragraph-rsid="001a444b" style:font-style-asian="italic" style:font-style-complex="italic"/>
    </style:style>
    <style:style style:name="P6" style:family="paragraph" style:parent-style-name="Standard">
      <style:text-properties fo:font-style="normal" fo:font-weight="bold" officeooo:rsid="001a444b" officeooo:paragraph-rsid="001a444b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bfbd6" officeooo:paragraph-rsid="001bfbd6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fo:font-weight="normal" officeooo:rsid="001bfbd6" officeooo:paragraph-rsid="001bfbd6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officeooo:rsid="0018d9e1" officeooo:paragraph-rsid="0018d9e1"/>
    </style:style>
    <style:style style:name="P11" style:family="paragraph" style:parent-style-name="Standard">
      <style:text-properties fo:font-style="normal" fo:font-weight="normal" officeooo:rsid="001bfbd6" officeooo:paragraph-rsid="001bfbd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d0b2f" officeooo:paragraph-rsid="001d0b2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d7539" officeooo:paragraph-rsid="001d7539" style:font-style-asian="normal" style:font-weight-asian="normal" style:font-style-complex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ory project</text:p>
      <text:p text:style-name="P1"/>
      <text:p text:style-name="P2">What is NoSQL?</text:p>
      <text:p text:style-name="P2">NoSQL systems are also sometimes called Not only SQL to emphasize the fact that they may support SQL-like query languages.</text:p>
      <text:p text:style-name="P3"/>
      <text:p text:style-name="P3">MongoDB is a type of NoSQL database. It is a document database which stores JSON/BSON like objects in a document. It is schema less and does not contain relations and tables. It can access large volumes of structured, semi-structured and unstructured database. Documents are stored in collections.</text:p>
      <text:p text:style-name="P3"/>
      <text:p text:style-name="P4">Point to explore- Graph database Neo4j</text:p>
      <text:p text:style-name="P4"/>
      <text:p text:style-name="P5"/>
      <text:p text:style-name="P6">Project Restfull API-</text:p>
      <text:p text:style-name="P7"><text:a xlink:type="simple" xlink:href="https://searchapparchitecture.techtarget.com/definition/RESTful-API" text:style-name="Internet_20_link" text:visited-style-name="Visited_20_Internet_20_Link">https://searchapparchitecture.techtarget.com/definition/RESTful-API</text:a></text:p>
      <text:p text:style-name="P9"/>
      <text:p text:style-name="P9">What is node.js?</text:p>
      <text:p text:style-name="P9">It is Javascript on the server. Used for making powerful server side applications. It is a platform built on Chrome’s V8 Javascript runtime.</text:p>
      <text:p text:style-name="P9"/>
      <text:p text:style-name="P12">What is express js?</text:p>
      <text:p text:style-name="P12"/>
      <text:p text:style-name="P12">A flexible web application framework for node.js</text:p>
      <text:p text:style-name="P12">Uses HTTP tools and utilities for creating APIs</text:p>
      <text:p text:style-name="P12">Create routes for GET,POST,PUT and DELETE</text:p>
      <text:p text:style-name="P12"/>
      <text:p text:style-name="P12">Middleware- These are functions that have access to the request and response objects.</text:p>
      <text:p text:style-name="P12"/>
      <text:p text:style-name="P12">What is REST APIs?</text:p>
      <text:p text:style-name="P12">Node.js and Express.js are used to create REST API. But what is REST API?</text:p>
      <text:p text:style-name="P12"/>
      <text:p text:style-name="P13"><text:a xlink:type="simple" xlink:href="https://medium.com/extend/what-is-rest-a-simple-explanation-for-beginners-part-1-introduction-b4a072f8740f" text:style-name="Internet_20_link" text:visited-style-name="Visited_20_Internet_20_Link">https://medium.com/extend/what-is-rest-a-simple-explanation-for-beginners-part-1-introduction-b4a072f8740f</text:a></text:p>
      <text:p text:style-name="P13"/>
      <text:p text:style-name="P13"><text:a xlink:type="simple" xlink:href="https://medium.com/extend/what-is-rest-a-simple-explanation-for-beginners-part-2-rest-constraints-129a4b69a582" text:style-name="Internet_20_link" text:visited-style-name="Visited_20_Internet_20_Link">https://medium.com/extend/what-is-rest-a-simple-explanation-for-beginners-part-2-rest-constraints-129a4b69a582</text:a></text:p>
      <text:p text:style-name="P13"/>
      <text:p text:style-name="P12"/>
      <text:p text:style-name="P12"/>
      <text:p text:style-name="P12"/>
      <text:p text:style-name="P8"/>
      <text:p text:style-name="P1"><text:s text:c="6"/></text:p>
      <text:p text:style-name="P1"><text:s text:c="12"/></text:p>
      <text:list xml:id="list8672769499091788659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1:48:31.995763044</meta:creation-date>
    <meta:editing-duration>PT14M35S</meta:editing-duration>
    <meta:editing-cycles>4</meta:editing-cycles>
    <meta:generator>LibreOffice/5.1.6.2$Linux_X86_64 LibreOffice_project/10m0$Build-2</meta:generator>
    <dc:date>2019-09-29T12:40:16.168393206</dc:date>
    <meta:document-statistic meta:table-count="0" meta:image-count="0" meta:object-count="0" meta:page-count="1" meta:paragraph-count="20" meta:word-count="166" meta:character-count="1300" meta:non-whitespace-character-count="1134"/>
  </office:meta>
</office:document-meta>
</file>